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5.92cm"/>
    </style:style>
    <style:style style:name="co2" style:family="table-column">
      <style:table-column-properties fo:break-before="auto" style:column-width="3.336cm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Zkouknuto&quot;;&quot;Nezkouknuto&quot;)" table:allow-empty-cell="true" table:display-list="unsorted" table:base-cell-address="movies.B1">
          <table:error-message table:message-type="stop" table:display="true"/>
        </table:content-validation>
      </table:content-validations>
      <table:table table:name="movi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row table:style-name="ro1">
          <table:table-cell table:style-name="ce1" office:value-type="string" calcext:value-type="string">
            <text:p>Film</text:p>
          </table:table-cell>
          <table:table-cell table:style-name="ce1" office:value-type="string" calcext:value-type="string">
            <text:p>Stav</text:p>
          </table:table-cell>
          <table:table-cell table:style-name="ce1" office:value-type="string" calcext:value-type="string">
            <text:p>Původní rok vydání</text:p>
          </table:table-cell>
        </table:table-row>
        <table:table-row table:style-name="ro1">
          <table:table-cell office:value-type="string" calcext:value-type="string">
            <text:p>Zelená míle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Sedm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Přelet nad kukaččím hnízdem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Schindlerův seznam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Kmotr</text:p>
          </table:table-cell>
          <table:table-cell table:content-validation-name="val1" office:value-type="string" calcext:value-type="string">
            <text:p>Zkouknuto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Kmotr II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string" calcext:value-type="string">
            <text:p>Dvanáct rozhněvaných mužů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string" calcext:value-type="string">
            <text:p>Nedotknutelní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Terminátor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Terminátor 2: Den zúčtování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Hobit: Neočekávaná cesta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Hobit: Šmakova dračí poušť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Hobit: Bitva pěti armád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Pán prstenů: Společenstvo Prstenu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Pán prstenů: Dvě věže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Pán prstenů: Návrat krále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Mlčení jehňátek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Tenkrát na Západě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Batman začíná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Temný rytíř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Temný rytíř povstal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Počátek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Tenet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Interstellar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Dunkerk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Hodný, zlý a ošklivý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Rain Man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Sedm statečných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Vetřelec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Vetřelci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Blade Runner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string" calcext:value-type="string">
            <text:p>Gladiátor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Černý jestřáb sestřelen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Marťan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Poslední souboj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Smrtonosná past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Zachraňte vojína Ryana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Čelisti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Minority Report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Chyť mě, když to dokážeš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Terminál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Pianista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Casino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Klub rváčů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Gauneři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string" calcext:value-type="string">
            <text:p>Kill Bill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Kill Bill 2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Tenkrát v Hollywoodu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Hanebný pancharti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Osvícení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string" calcext:value-type="string">
            <text:p>Rocky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string" calcext:value-type="string">
            <text:p>Cesta do fantazie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Agent bez minulosti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Bournův mýtus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Věc: Počátek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Věc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string" calcext:value-type="string">
            <text:p>Rambo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string" calcext:value-type="string">
            <text:p>Zámek v oblacích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Sully: Zázrak na řece Hudson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Železný obr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Apollo 13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Můj soused Totoro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Hacksaw Ridge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Na Hraně Zítřka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Taxi Driver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string" calcext:value-type="string">
            <text:p>Drive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Walter Mitty a jeho tajný život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Princezna Mononoke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Fight Club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Scarface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Nespoutaný Django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Na nože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eady Player One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Predestination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The Gray Man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manji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Red Notice</text:p>
          </table:table-cell>
          <table:table-cell table:content-validation-name="val1" office:value-type="string" calcext:value-type="string">
            <text:p>Nezkouknu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 table:number-rows-repeated="1048497">
          <table:table-cell/>
          <table:table-cell table:content-validation-name="val1"/>
          <table:table-cell/>
        </table:table-row>
        <table:table-row table:style-name="ro1">
          <table:table-cell/>
          <table:table-cell table:content-validation-name="val1"/>
          <table:table-cell/>
        </table:table-row>
      </table:table>
      <table:named-expressions/>
      <table:database-ranges>
        <table:database-range table:name="__Anonymous_Sheet_DB__0" table:target-range-address="movies.A1:movies.C7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.00.0000</text:date>, <text:time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2T04:32:23.033130868</dc:date>
    <meta:editing-duration>PT10M50S</meta:editing-duration>
    <meta:editing-cycles>3</meta:editing-cycles>
    <meta:generator>LibreOffice/24.8.3.2$Linux_X86_64 LibreOffice_project/480$Build-2</meta:generator>
    <meta:document-statistic meta:table-count="1" meta:cell-count="234" meta:object-count="0"/>
  </office:meta>
</office:document-meta>
</file>